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맑은 고딕" svg:font-family="'맑은 고딕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바탕" svg:font-family="바탕" style:font-family-generic="system" style:font-pitch="variable"/>
  </office:font-face-decls>
  <office:automatic-styles>
    <style:style style:name="표1" style:family="table">
      <style:table-properties style:width="18.494cm" fo:margin-left="-0.191cm" fo:margin-top="0cm" fo:margin-bottom="0cm" table:align="left" style:writing-mode="lr-tb"/>
    </style:style>
    <style:style style:name="표1.A" style:family="table-column">
      <style:table-column-properties style:column-width="1.49cm"/>
    </style:style>
    <style:style style:name="표1.B" style:family="table-column">
      <style:table-column-properties style:column-width="17.002cm"/>
    </style:style>
    <style:style style:name="표1.1" style:family="table-row">
      <style:table-row-properties style:min-row-height="15cm" style:keep-together="true" fo:keep-together="auto"/>
    </style:style>
    <style:style style:name="표1.A1" style:family="table-cell">
      <style:table-cell-properties style:vertical-align="middle" fo:padding-left="0.191cm" fo:padding-right="0.191cm" fo:padding-top="0cm" fo:padding-bottom="0cm" fo:border="0.018cm solid #00000a"/>
    </style:style>
    <style:style style:name="표1.B1" style:family="table-cell">
      <style:table-cell-properties fo:padding-left="0.191cm" fo:padding-right="0.191cm" fo:padding-top="0cm" fo:padding-bottom="0cm" fo:border="0.018cm solid #00000a"/>
    </style:style>
    <style:style style:name="표1.2" style:family="table-row">
      <style:table-row-properties style:min-row-height="7.463cm" style:keep-together="true" fo:keep-together="auto"/>
    </style:style>
    <style:style style:name="표2" style:family="table">
      <style:table-properties style:width="18.494cm" fo:margin-left="-0.191cm" fo:margin-top="0cm" fo:margin-bottom="0cm" table:align="left" style:writing-mode="lr-tb"/>
    </style:style>
    <style:style style:name="표2.A" style:family="table-column">
      <style:table-column-properties style:column-width="1.49cm"/>
    </style:style>
    <style:style style:name="표2.B" style:family="table-column">
      <style:table-column-properties style:column-width="17.002cm"/>
    </style:style>
    <style:style style:name="표2.1" style:family="table-row">
      <style:table-row-properties style:min-row-height="15cm" style:keep-together="true" fo:keep-together="auto"/>
    </style:style>
    <style:style style:name="표2.A1" style:family="table-cell">
      <style:table-cell-properties style:vertical-align="middle" fo:padding-left="0.191cm" fo:padding-right="0.191cm" fo:padding-top="0cm" fo:padding-bottom="0cm" fo:border="0.018cm solid #00000a"/>
    </style:style>
    <style:style style:name="표2.B1" style:family="table-cell">
      <style:table-cell-properties fo:padding-left="0.191cm" fo:padding-right="0.191cm" fo:padding-top="0cm" fo:padding-bottom="0cm" fo:border="0.018cm solid #00000a"/>
    </style:style>
    <style:style style:name="표2.2" style:family="table-row">
      <style:table-row-properties style:min-row-height="7.463cm" style:keep-together="true" fo:keep-together="auto"/>
    </style:style>
    <style:style style:name="표3" style:family="table">
      <style:table-properties style:width="18.494cm" fo:margin-left="-0.191cm" fo:margin-top="0cm" fo:margin-bottom="0cm" table:align="left" style:writing-mode="lr-tb"/>
    </style:style>
    <style:style style:name="표3.A" style:family="table-column">
      <style:table-column-properties style:column-width="1.49cm"/>
    </style:style>
    <style:style style:name="표3.B" style:family="table-column">
      <style:table-column-properties style:column-width="17.002cm"/>
    </style:style>
    <style:style style:name="표3.1" style:family="table-row">
      <style:table-row-properties style:min-row-height="15cm" style:keep-together="true" fo:keep-together="auto"/>
    </style:style>
    <style:style style:name="표3.A1" style:family="table-cell">
      <style:table-cell-properties style:vertical-align="middle" fo:padding-left="0.191cm" fo:padding-right="0.191cm" fo:padding-top="0cm" fo:padding-bottom="0cm" fo:border="0.018cm solid #00000a"/>
    </style:style>
    <style:style style:name="표3.B1" style:family="table-cell">
      <style:table-cell-properties fo:padding-left="0.191cm" fo:padding-right="0.191cm" fo:padding-top="0cm" fo:padding-bottom="0cm" fo:border="0.018cm solid #00000a"/>
    </style:style>
    <style:style style:name="표3.2" style:family="table-row">
      <style:table-row-properties style:min-row-height="7.463cm" style:keep-together="true" fo:keep-together="auto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text-properties fo:font-size="8pt" style:font-size-asian="8pt" style:font-size-complex="8pt"/>
    </style:style>
    <style:style style:name="P3" style:family="paragraph" style:parent-style-name="Standard">
      <style:paragraph-properties fo:orphans="2" fo:widows="2"/>
      <style:text-properties fo:font-size="8pt" style:font-size-asian="8pt" style:font-size-complex="8pt"/>
    </style:style>
    <style:style style:name="P4" style:family="paragraph" style:parent-style-name="Standard">
      <style:paragraph-properties fo:margin-top="0cm" fo:margin-bottom="0cm" fo:line-height="100%"/>
    </style:style>
    <style:style style:name="P5" style:family="paragraph" style:parent-style-name="Standard">
      <style:paragraph-properties fo:margin-top="0cm" fo:margin-bottom="0cm" fo:line-height="100%" fo:text-align="center" style:justify-single-word="false"/>
    </style:style>
    <style:style style:name="P6" style:family="paragraph" style:parent-style-name="Standard">
      <style:paragraph-properties fo:margin-top="0cm" fo:margin-bottom="0cm" fo:line-height="100%">
        <style:tab-stops>
          <style:tab-stop style:position="3.466cm"/>
        </style:tab-stops>
      </style:paragraph-properties>
    </style:style>
    <style:style style:name="P7" style:family="paragraph" style:parent-style-name="Standard" style:list-style-name="L1">
      <style:paragraph-properties fo:margin-top="0cm" fo:margin-bottom="0cm" fo:line-height="100%">
        <style:tab-stops>
          <style:tab-stop style:position="3.466cm"/>
        </style:tab-stops>
      </style:paragraph-properties>
    </style:style>
    <style:style style:name="P8" style:family="paragraph" style:parent-style-name="Standard" style:list-style-name="L2">
      <style:paragraph-properties fo:margin-top="0cm" fo:margin-bottom="0cm" fo:line-height="100%"/>
    </style:style>
    <style:style style:name="P9" style:family="paragraph" style:parent-style-name="Standard" style:list-style-name="L3">
      <style:paragraph-properties fo:margin-top="0cm" fo:margin-bottom="0cm" fo:line-height="100%">
        <style:tab-stops>
          <style:tab-stop style:position="3.466cm"/>
        </style:tab-stops>
      </style:paragraph-properties>
    </style:style>
    <style:style style:name="P10" style:family="paragraph" style:parent-style-name="Standard" style:list-style-name="L1">
      <style:paragraph-properties fo:margin-top="0cm" fo:margin-bottom="0cm" fo:line-height="100%">
        <style:tab-stops>
          <style:tab-stop style:position="3.466cm"/>
        </style:tab-stops>
      </style:paragraph-properties>
    </style:style>
    <style:style style:name="P11" style:family="paragraph" style:parent-style-name="Standard">
      <style:paragraph-properties fo:margin-top="0cm" fo:margin-bottom="0cm" fo:line-height="100%">
        <style:tab-stops>
          <style:tab-stop style:position="3.466cm"/>
        </style:tab-stops>
      </style:paragraph-properties>
      <style:text-properties style:language-asian="ko" style:country-asian="KR"/>
    </style:style>
    <style:style style:name="P12" style:family="paragraph" style:parent-style-name="Standard" style:list-style-name="L1">
      <style:paragraph-properties fo:margin-top="0cm" fo:margin-bottom="0cm" fo:line-height="100%">
        <style:tab-stops>
          <style:tab-stop style:position="3.466cm"/>
        </style:tab-stops>
      </style:paragraph-properties>
      <style:text-properties style:language-asian="ko" style:country-asian="KR"/>
    </style:style>
    <style:style style:name="P13" style:family="paragraph" style:parent-style-name="Standard" style:list-style-name="L1">
      <style:paragraph-properties fo:margin-top="0cm" fo:margin-bottom="0cm" fo:line-height="100%">
        <style:tab-stops>
          <style:tab-stop style:position="3.466cm"/>
        </style:tab-stops>
      </style:paragraph-properties>
      <style:text-properties style:language-asian="ko" style:country-asian="KR"/>
    </style:style>
    <style:style style:name="P14" style:family="paragraph" style:parent-style-name="Standard" style:list-style-name="L1">
      <style:paragraph-properties fo:margin-top="0cm" fo:margin-bottom="0cm" fo:line-height="100%">
        <style:tab-stops>
          <style:tab-stop style:position="3.466cm"/>
        </style:tab-stops>
      </style:paragraph-properties>
      <style:text-properties style:text-underline-style="none" style:language-asian="ko" style:country-asian="KR"/>
    </style:style>
    <style:style style:name="P15" style:family="paragraph" style:parent-style-name="Standard">
      <style:paragraph-properties fo:text-align="center" style:justify-single-word="false" fo:break-before="page"/>
    </style:style>
    <style:style style:name="P16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fo:font-size="30pt" fo:font-weight="bold" style:font-size-asian="30pt" style:font-weight-asian="bold" style:font-size-complex="30pt" style:font-weight-complex="bold"/>
    </style:style>
    <style:style style:name="T2" style:family="text">
      <style:text-properties fo:font-weight="bold" style:font-weight-asian="bold" style:font-size-complex="10pt" style:font-weight-complex="bold"/>
    </style:style>
    <style:style style:name="T3" style:family="text">
      <style:text-properties fo:font-size="15pt" fo:font-weight="bold" style:font-size-asian="15pt" style:font-weight-asian="bold" style:font-size-complex="15pt" style:font-weight-complex="bold"/>
    </style:style>
    <style:style style:name="T4" style:family="text">
      <style:text-properties style:language-asian="ko" style:country-asian="K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span text:style-name="T1">주간 진행 보고서</text:span></text:p>
      <text:p text:style-name="P1"><text:span text:style-name="T2">2023.04.19 ~ 2023.04.21</text:span></text:p>
      <table:table table:name="표1" table:style-name="표1">
        <table:table-column table:style-name="표1.A"/>
        <table:table-column table:style-name="표1.B"/>
        <table:table-row table:style-name="표1.1">
          <table:table-cell table:style-name="표1.A1" office:value-type="string">
            <text:p text:style-name="P5"><text:span text:style-name="T3">주</text:span></text:p>
            <text:p text:style-name="P5"><text:span text:style-name="T3">간</text:span></text:p>
            <text:p text:style-name="P5"><text:span text:style-name="T3">진</text:span></text:p>
            <text:p text:style-name="P5"><text:span text:style-name="T3">행</text:span></text:p>
            <text:p text:style-name="P5"><text:span text:style-name="T3">사</text:span></text:p>
            <text:p text:style-name="P5"><text:span text:style-name="T3">항</text:span></text:p>
          </table:table-cell>
          <table:table-cell table:style-name="표1.B1" office:value-type="string">
            <text:p text:style-name="P11">&lt;진행사항&gt;</text:p>
            <text:list xml:id="list235432367224869174" text:style-name="L1">
              <text:list-item>
                <text:p text:style-name="P12">역할 분담 완료 – 전체 게시판(공지/자유/홍보), 신고, 문의 파트를 담당함</text:p>
              </text:list-item>
              <text:list-item>
                <text:p text:style-name="P7"><text:span text:style-name="T4">목업 구성 완료 – kakao oven으로 각 페이지에 필요한 요소를 확인하고 배치</text:span></text:p>
              </text:list-item>
              <text:list-item>
                <text:p text:style-name="P7">TABLE <text:span text:style-name="T4">구성 완료 </text:span></text:p>
                <text:p text:style-name="P14">* 전체 게시판</text:p>
                <text:p text:style-name="P7"><text:span text:style-name="T4">- BOARD_ANNOUNCEMENT</text:span></text:p>
                <text:p text:style-name="P7"><text:span text:style-name="T4">- REPLY_ANNOUNCEMENT</text:span></text:p>
                <text:p text:style-name="P7"><text:span text:style-name="T4">- BOARD_FREE</text:span></text:p>
                <text:p text:style-name="P7"><text:span text:style-name="T4">- REPLY_FREE</text:span></text:p>
                <text:p text:style-name="P7"><text:span text:style-name="T4">- BOARD_PROMOTION</text:span></text:p>
                <text:p text:style-name="P7"><text:span text:style-name="T4">- REPLY_PROMOTION</text:span></text:p>
                <text:p text:style-name="P12">* 신고</text:p>
                <text:p text:style-name="P7"><text:span text:style-name="T4">- REPORT</text:span></text:p>
                <text:p text:style-name="P12">* 문의</text:p>
                <text:p text:style-name="P7"><text:span text:style-name="T4">- INQUIRE</text:span></text:p>
                <text:p text:style-name="P7"><text:span text:style-name="T4">- INQUIRE_ANSWER</text:span></text:p>
              </text:list-item>
              <text:list-item>
                <text:p text:style-name="P7"><text:span text:style-name="T4">우선 어느 기능으로든 연결할 수 있도록 메인페이지에 임시로 네비 바 생성</text:span></text:p>
                <text:p text:style-name="P7"><text:span text:style-name="T4">→ 각자 추가, 수정해서 사용</text:span></text:p>
              </text:list-item>
              <text:list-item>
                <text:p text:style-name="P12">게시글 작성, 출력, 목록 페이지(jsp) 구성중</text:p>
                <text:p text:style-name="P7"><text:s/></text:p>
              </text:list-item>
            </text:list>
            <text:p text:style-name="P6">&lt;미 진행 &amp; 문제&gt;</text:p>
            <text:list xml:id="list5976470832369643501" text:style-name="L3">
              <text:list-item>
                <text:p text:style-name="P9">Foundation<text:span text:style-name="T4">으로 css 구성하려 했으나 예상보다 사용법 익히는 게 어려워 시간문제로 기존에 배웠던 Bootstrap을 사용하기로 변경</text:span></text:p>
              </text:list-item>
              <text:list-item>
                <text:p text:style-name="P9"/>
              </text:list-item>
            </text:list>
            <text:p text:style-name="P6"><text:s/></text:p>
            <text:p text:style-name="P6"/>
            <text:p text:style-name="P6"/>
          </table:table-cell>
        </table:table-row>
        <table:table-row table:style-name="표1.2">
          <table:table-cell table:style-name="표1.A1" office:value-type="string">
            <text:p text:style-name="P5"><text:span text:style-name="T3">다</text:span></text:p>
            <text:p text:style-name="P5"><text:span text:style-name="T3">음</text:span></text:p>
            <text:p text:style-name="P5"><text:span text:style-name="T3">주</text:span></text:p>
            <text:p text:style-name="P5"><text:span text:style-name="T3">진</text:span></text:p>
            <text:p text:style-name="P5"><text:span text:style-name="T3">행</text:span></text:p>
            <text:p text:style-name="P5"><text:span text:style-name="T3">계</text:span></text:p>
            <text:p text:style-name="P5"><text:span text:style-name="T3">획</text:span></text:p>
          </table:table-cell>
          <table:table-cell table:style-name="표1.B1" office:value-type="string">
            <text:list xml:id="list8588417794717659787" text:style-name="L2">
              <text:list-item>
                <text:p text:style-name="P8">Bootstrap으로 <text:span text:style-name="T4">각각의 페이지(공지사항, 자유게시판, 홍보게시판, 신고, 문의)를 대략적으로 구성하고, 우선 전체 공지 게시판부터 기능(작성, 출력, 수정, 삭제, 검색 등) 완성하기</text:span></text:p>
              </text:list-item>
              <text:list-item>
                <text:p text:style-name="P8"><text:span text:style-name="T4">기능을 만들면서 DTO는 어떻게 만드는 게 좋을지 결정</text:span></text:p>
                <text:p text:style-name="P8"><text:span text:style-name="T4"/></text:p>
              </text:list-item>
            </text:list>
          </table:table-cell>
        </table:table-row>
      </table:table>
      <text:p text:style-name="P2"/>
      <text:p text:style-name="P3"><text:soft-page-break/></text:p>
      <text:p text:style-name="P15"><text:span text:style-name="T1">주간 진행 보고서</text:span></text:p>
      <text:p text:style-name="P1"><text:span text:style-name="T2">2023.. ~ 2023..</text:span></text:p>
      <table:table table:name="표2" table:style-name="표2">
        <table:table-column table:style-name="표2.A"/>
        <table:table-column table:style-name="표2.B"/>
        <table:table-row table:style-name="표2.1">
          <table:table-cell table:style-name="표2.A1" office:value-type="string">
            <text:p text:style-name="P5"><text:span text:style-name="T3">주</text:span></text:p>
            <text:p text:style-name="P5"><text:span text:style-name="T3">간</text:span></text:p>
            <text:p text:style-name="P5"><text:span text:style-name="T3">진</text:span></text:p>
            <text:p text:style-name="P5"><text:span text:style-name="T3">행</text:span></text:p>
            <text:p text:style-name="P5"><text:span text:style-name="T3">사</text:span></text:p>
            <text:p text:style-name="P5"><text:span text:style-name="T3">항</text:span></text:p>
          </table:table-cell>
          <table:table-cell table:style-name="표2.B1" office:value-type="string">
            <text:p text:style-name="P6">1. XXXX</text:p>
            <text:p text:style-name="P6"><text:s/>- XXXXXX (XXX 수정)</text:p>
            <text:p text:style-name="P6">2. XXXX</text:p>
            <text:p text:style-name="P6"><text:s/>- XXXXXX (XXX 하는 기능)</text:p>
            <text:p text:style-name="P6"><text:s/>- XXXXXx</text:p>
            <text:p text:style-name="P6">3. XXXX</text:p>
            <text:p text:style-name="P6"><text:s/>- XXXXXX</text:p>
            <text:p text:style-name="P6"><text:s/>- XXXXXx</text:p>
            <text:p text:style-name="P6"><text:s/>- XXXXX</text:p>
            <text:p text:style-name="P6"/>
            <text:p text:style-name="P6"/>
            <text:p text:style-name="P6">미 진행 &amp; 문제</text:p>
            <text:p text:style-name="P6">1. XXXX</text:p>
            <text:p text:style-name="P6">2. xXXX</text:p>
            <text:p text:style-name="P6"/>
            <text:p text:style-name="P6">최대한 상세하게//</text:p>
          </table:table-cell>
        </table:table-row>
        <table:table-row table:style-name="표2.2">
          <table:table-cell table:style-name="표2.A1" office:value-type="string">
            <text:p text:style-name="P5"><text:span text:style-name="T3">다</text:span></text:p>
            <text:p text:style-name="P5"><text:span text:style-name="T3">음</text:span></text:p>
            <text:p text:style-name="P5"><text:span text:style-name="T3">주</text:span></text:p>
            <text:p text:style-name="P5"><text:span text:style-name="T3">진</text:span></text:p>
            <text:p text:style-name="P5"><text:span text:style-name="T3">행</text:span></text:p>
            <text:p text:style-name="P5"><text:span text:style-name="T3">계</text:span></text:p>
            <text:p text:style-name="P5"><text:span text:style-name="T3">획</text:span></text:p>
          </table:table-cell>
          <table:table-cell table:style-name="표2.B1" office:value-type="string">
            <text:p text:style-name="P4">1. XXXXX</text:p>
            <text:p text:style-name="P4"/>
            <text:p text:style-name="P4">2. XXXXX</text:p>
            <text:p text:style-name="P4"/>
            <text:p text:style-name="P4">3. XXXXX</text:p>
          </table:table-cell>
        </table:table-row>
      </table:table>
      <text:p text:style-name="P2"/>
      <text:p text:style-name="P3"/>
      <text:p text:style-name="P15"><text:span text:style-name="T1">주간 진행 보고서</text:span></text:p>
      <text:p text:style-name="P1"><text:span text:style-name="T2">2023.04.03 ~ 2023.04.09</text:span></text:p>
      <table:table table:name="표3" table:style-name="표3">
        <table:table-column table:style-name="표3.A"/>
        <table:table-column table:style-name="표3.B"/>
        <table:table-row table:style-name="표3.1">
          <table:table-cell table:style-name="표3.A1" office:value-type="string">
            <text:p text:style-name="P5"><text:span text:style-name="T3">주</text:span></text:p>
            <text:p text:style-name="P5"><text:span text:style-name="T3">간</text:span></text:p>
            <text:p text:style-name="P5"><text:span text:style-name="T3">진</text:span></text:p>
            <text:p text:style-name="P5"><text:span text:style-name="T3">행</text:span></text:p>
            <text:p text:style-name="P5"><text:span text:style-name="T3">사</text:span></text:p>
            <text:p text:style-name="P5"><text:span text:style-name="T3">항</text:span></text:p>
          </table:table-cell>
          <table:table-cell table:style-name="표3.B1" office:value-type="string">
            <text:p text:style-name="P6">1. XXXX</text:p>
            <text:p text:style-name="P6"><text:s/>- XXXXXX (XXX 수정)</text:p>
            <text:p text:style-name="P6">2. XXXX</text:p>
            <text:p text:style-name="P6"><text:s/>- XXXXXX (XXX 하는 기능)</text:p>
            <text:p text:style-name="P6"><text:s/>- XXXXXx</text:p>
            <text:p text:style-name="P6">3. XXXX</text:p>
            <text:p text:style-name="P6"><text:s/>- XXXXXX</text:p>
            <text:p text:style-name="P6"><text:s/>- XXXXXx</text:p>
            <text:p text:style-name="P6"><text:s/>- XXXXX</text:p>
            <text:p text:style-name="P6"/>
            <text:p text:style-name="P6"/>
            <text:p text:style-name="P6">미 진행 &amp; 문제</text:p>
            <text:p text:style-name="P6">1. XXXX</text:p>
            <text:p text:style-name="P6">2. xXXX</text:p>
            <text:p text:style-name="P6"/>
            <text:p text:style-name="P6">최대한 상세하게//</text:p>
          </table:table-cell>
        </table:table-row>
        <table:table-row table:style-name="표3.2">
          <table:table-cell table:style-name="표3.A1" office:value-type="string">
            <text:p text:style-name="P5"><text:span text:style-name="T3">다</text:span></text:p>
            <text:p text:style-name="P5"><text:span text:style-name="T3">음</text:span></text:p>
            <text:p text:style-name="P5"><text:span text:style-name="T3">주</text:span></text:p>
            <text:p text:style-name="P5"><text:span text:style-name="T3">진</text:span></text:p>
            <text:p text:style-name="P5"><text:span text:style-name="T3">행</text:span></text:p>
            <text:p text:style-name="P5"><text:span text:style-name="T3">계</text:span></text:p>
            <text:p text:style-name="P5"><text:span text:style-name="T3">획</text:span></text:p>
          </table:table-cell>
          <table:table-cell table:style-name="표3.B1" office:value-type="string">
            <text:p text:style-name="P4">1. XXXXX</text:p>
            <text:p text:style-name="P4"/>
            <text:p text:style-name="P4">2. XXXXX</text:p>
            <text:p text:style-name="P4"/>
            <text:p text:style-name="P4">3. XXXXX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맑은 고딕" svg:font-family="'맑은 고딕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바탕" svg:font-family="바탕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fo:text-align="justify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0pt" style:language-asian="ko" style:country-asian="KR" style:font-size-complex="11pt" style:language-complex="ar" style:country-complex="SA"/>
    </style:default-style>
    <style:default-style style:family="paragraph">
      <style:paragraph-properties fo:margin-top="0cm" fo:margin-bottom="0.282cm" fo:line-height="107%" fo:text-align="justify" style:justify-single-word="false" fo:hyphenation-ladder-count="no-limit" style:text-autospace="ideograph-alpha" style:punctuation-wrap="hanging" style:line-break="strict" style:tab-stop-distance="1.411cm" style:writing-mode="page"/>
      <style:text-properties style:use-window-font-color="true" style:font-name="맑은 고딕" fo:font-size="10pt" fo:language="en" fo:country="US" style:letter-kerning="true" style:font-name-asian="바탕" style:font-size-asian="10pt" style:language-asian="ko" style:country-asian="KR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0" fo:widows="0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바탕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Default_20_Paragraph_20_Font" style:display-name="Default Paragraph Font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이 석준</meta:initial-creator>
    <meta:editing-cycles>18</meta:editing-cycles>
    <meta:creation-date>2023-04-03T02:48:00</meta:creation-date>
    <dc:date>2023-04-21T17:31:11.61</dc:date>
    <meta:editing-duration>PT34M13S</meta:editing-duration>
    <meta:generator>OpenOffice/4.1.13$Win32 OpenOffice.org_project/4113m1$Build-9810</meta:generator>
    <meta:document-statistic meta:table-count="3" meta:image-count="0" meta:object-count="0" meta:page-count="4" meta:paragraph-count="102" meta:word-count="495" meta:character-count="101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